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e6e6e6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ccccff" draw:textarea-vertical-align="middle" draw:auto-grow-height="false" fo:min-height="0.749cm" fo:min-width="0.499cm"/>
    </style:style>
    <style:style style:name="gr4" style:family="graphic" style:parent-style-name="standard">
      <style:graphic-properties svg:stroke-width="0.025cm" draw:marker-start="Arrow" draw:marker-start-width="0.187cm" draw:marker-end="Arrow" draw:marker-end-width="0.187cm" draw:textarea-horizontal-align="center" draw:textarea-vertical-align="bottom" fo:padding-top="-0.4cm" fo:padding-bottom="0cm" fo:padding-left="0.262cm" fo:padding-right="0.26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style:font-size-asian="18pt" style:font-size-complex="18pt"/>
    </style:style>
    <style:style style:name="P4" style:family="paragraph">
      <style:paragraph-properties fo:text-align="center"/>
      <style:text-properties fo:font-family="Arial" style:font-family-generic="swiss" style:font-pitch="variable" fo:font-size="7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8pt"/>
    </style:style>
    <style:style style:name="P6" style:family="paragraph">
      <style:paragraph-properties fo:text-align="center"/>
      <style:text-properties fo:font-family="Arial" style:font-family-generic="swiss" style:font-pitch="variable" fo:font-size="6pt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2pt" style:font-size-asian="18pt" style:font-size-complex="18pt"/>
    </style:style>
    <style:style style:name="T3" style:family="text">
      <style:text-properties fo:font-family="Arial" style:font-family-generic="swiss" style:font-pitch="variable" fo:font-size="8pt"/>
    </style:style>
    <style:style style:name="T4" style:family="text">
      <style:text-properties fo:font-family="Arial" style:font-family-generic="swiss" style:font-pitch="variable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077cm" svg:height="5.2cm" svg:x="2.7cm" svg:y="3.1cm">
          <text:p text:style-name="P1"><text:span text:style-name="T1">res_kstreamer.s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.3cm" svg:x="3cm" svg:y="4.7cm">
          <text:p text:style-name="P1"><text:span text:style-name="T1">libkstrea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3cm" svg:height="4.8cm" svg:x="10.4cm" svg:y="14.8cm">
          <text:p text:style-name="P1"><text:span text:style-name="T1">PB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5cm" svg:height="11.123cm" svg:x="10.4cm" svg:y="3.1cm">
          <text:p text:style-name="P1"><text:span text:style-name="T1">chan_vgsm.s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4.2cm" svg:y="16.5cm">
          <text:p text:style-name="P1"><text:span text:style-name="T2">up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2cm" svg:height="2cm" svg:x="14.4cm" svg:y="16.3cm">
          <text:p text:style-name="P1"><text:span text:style-name="T2">up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2cm" svg:height="2cm" svg:x="14.6cm" svg:y="16.1cm">
          <text:p text:style-name="P1"><text:span text:style-name="T2">pbx</text:span></text:p>
          <text:p text:style-name="P1"><text:span text:style-name="T2">threa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4" draw:layer="layout" svg:x1="13.477cm" svg:y1="4.6cm" svg:x2="13.477cm" svg:y2="2cm">
          <text:p/>
        </draw:line>
        <draw:custom-shape draw:style-name="gr5" draw:text-style-name="P2" draw:layer="layout" svg:width="9.3cm" svg:height="0.6cm" svg:x="11.2cm" svg:y="13.8cm">
          <text:p text:style-name="P1"><text:span text:style-name="T1">chan_vgsm interfac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cm" svg:y1="6.5cm" svg:x2="9.538cm" svg:y2="6.5cm">
          <text:p/>
        </draw:line>
        <draw:g>
          <draw:custom-shape draw:style-name="gr6" draw:text-style-name="P5" draw:layer="layout" svg:width="2cm" svg:height="1.2cm" svg:x="12cm" svg:y="0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cm" svg:height="1.2cm" svg:x="12.2cm" svg:y="0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cm" svg:height="1.2cm" svg:x="12.4cm" svg:y="0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cm" svg:height="1.2cm" svg:x="12.6cm" svg:y="0.8cm">
            <text:p text:style-name="P1"><text:span text:style-name="T3">/dev/vgsm/</text:span></text:p>
            <text:p text:style-name="P1"><text:span text:style-name="T3">card0_me0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15.4cm" svg:y1="13.8cm" svg:x2="16.8cm" svg:y2="9.6cm">
          <text:p/>
        </draw:line>
        <draw:line draw:style-name="gr4" draw:text-style-name="P4" draw:layer="layout" svg:x1="15.6cm" svg:y1="16.1cm" svg:x2="15.6cm" svg:y2="14.4cm">
          <text:p/>
        </draw:line>
        <draw:custom-shape draw:style-name="gr3" draw:text-style-name="P3" draw:layer="layout" svg:width="2cm" svg:height="2cm" svg:x="12.077cm" svg:y="5cm">
          <text:p text:style-name="P1"><text:span text:style-name="T2">up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2cm" svg:height="2cm" svg:x="12.277cm" svg:y="4.8cm">
          <text:p text:style-name="P1"><text:span text:style-name="T2">up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2cm" svg:height="2cm" svg:x="12.477cm" svg:y="4.6cm">
          <text:p text:style-name="P1"><text:span text:style-name="T2">comm</text:span></text:p>
          <text:p text:style-name="P1"><text:span text:style-name="T2">threa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2cm" svg:height="2cm" svg:x="16cm" svg:y="7.6cm">
          <text:p text:style-name="P1"><text:span text:style-name="T2">comm</text:span></text:p>
          <text:p text:style-name="P1"><text:span text:style-name="T2">completion</text:span></text:p>
          <text:p text:style-name="P1"><text:span text:style-name="T2">threa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2cm" svg:height="2cm" svg:x="18.3cm" svg:y="7.5cm">
          <text:p text:style-name="P1"><text:span text:style-name="T2">comm</text:span></text:p>
          <text:p text:style-name="P1"><text:span text:style-name="T2">urc</text:span></text:p>
          <text:p text:style-name="P1"><text:span text:style-name="T2">threa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4" draw:layer="controls" svg:x1="18.5cm" svg:y1="7.9cm" svg:x2="14.477cm" svg:y2="5.6cm">
          <text:p/>
        </draw:line>
        <draw:line draw:style-name="gr4" draw:text-style-name="P4" draw:layer="controls" svg:x1="16.3cm" svg:y1="7.9cm" svg:x2="14.378cm" svg:y2="6.1cm">
          <text:p/>
        </draw:line>
        <draw:custom-shape draw:style-name="gr3" draw:text-style-name="P3" draw:layer="controls" svg:width="2cm" svg:height="2cm" svg:x="3.7cm" svg:y="5.6cm">
          <text:p text:style-name="P1"><text:span text:style-name="T2">netlink</text:span></text:p>
          <text:p text:style-name="P1"><text:span text:style-name="T2">threa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" draw:layer="controls" svg:width="4cm" svg:height="1.2cm" svg:x="2.7cm" svg:y="9.2cm">
          <text:p text:style-name="P1"><text:span text:style-name="T1">Netlink 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2.2cm" svg:x="7cm" svg:y="5.6cm">
          <text:p text:style-name="P1"><text:span text:style-name="T4">streaming</text:span></text:p>
          <text:p text:style-name="P1"><text:span text:style-name="T4">network</text:span></text:p>
          <text:p text:style-name="P1"><text:span text:style-name="T4">topolog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4" draw:layer="layout" svg:x1="5.7cm" svg:y1="6.6cm" svg:x2="7cm" svg:y2="6.6cm">
          <text:p/>
        </draw:line>
        <draw:line draw:style-name="gr4" draw:text-style-name="P4" draw:layer="layout" svg:x1="18.5cm" svg:y1="13.8cm" svg:x2="19.3cm" svg:y2="9.5cm">
          <text:p/>
        </draw:line>
        <draw:line draw:style-name="gr4" draw:text-style-name="P4" draw:layer="layout" svg:x1="13.1cm" svg:y1="13.8cm" svg:x2="10cm" svg:y2="5.7cm">
          <text:p/>
        </draw:line>
        <draw:custom-shape draw:style-name="gr5" draw:text-style-name="P2" draw:layer="layout" svg:width="4.7cm" svg:height="0.462cm" draw:transform="rotate (1.5707963267946) translate (9.538cm 8cm)">
          <text:p text:style-name="P1"><text:span text:style-name="T1">res_kstreamer interfac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cm" svg:y1="9.2cm" svg:x2="4.6cm" svg:y2="7.6cm">
          <text:p/>
        </draw:line>
        <draw:custom-shape draw:style-name="gr7" draw:text-style-name="P2" draw:layer="layout" svg:width="4cm" svg:height="1.2cm" svg:x="2.7cm" svg:y="10.8cm">
          <text:p text:style-name="P1"><text:span text:style-name="T1">/dev/ks/userport_stream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9cm" svg:y1="13.8cm" svg:x2="6.7cm" svg:y2="11.4cm">
          <text:p/>
        </draw:line>
        <draw:line draw:style-name="gr4" draw:text-style-name="P4" draw:layer="layout" svg:x1="14.3cm" svg:y1="13.8cm" svg:x2="13.6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5-31T12:31:22</meta:creation-date>
    <dc:date>2007-05-31T13:02:03</dc:date>
    <dc:language>en-US</dc:language>
    <meta:editing-cycles>3</meta:editing-cycles>
    <meta:editing-duration>PT30M36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